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7]" office:value-type="float" office:value="21800" calcext:value-type="float">
            <text:p>218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5" table:formula="of:=SUM([.B3:.F3])" office:value-type="float" office:value="31400" calcext:value-type="float">
            <text:p>314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];[.D26];[.E26];[.F26])" office:value-type="float" office:value="1141.33059922534" calcext:value-type="float">
            <text:p>114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  <table:table-cell table:formula="of:=[.P3]-[.G3]" office:value-type="float" office:value="-31400" calcext:value-type="float">
            <text:p>-314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725.541125541126" calcext:value-type="float">
            <text:p>72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536.33059922534" calcext:value-type="float">
            <text:p>153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4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120.54112554113" calcext:value-type="float">
            <text:p>112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536.33059922534" calcext:value-type="float">
            <text:p>153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];[.D26];[.E26];[.F26])" office:value-type="float" office:value="1141.33059922534" calcext:value-type="float">
            <text:p>1141.330599225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1120.54112554113" calcext:value-type="float">
            <text:p>1120.541125541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536.33059922534" calcext:value-type="float">
            <text:p>153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172.69423558897" calcext:value-type="float">
            <text:p>117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7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Meruj</text:p>
          </table:table-cell>
          <table:table-cell/>
          <table:table-cell table:style-name="ce15" table:formula="of:=SUM([.K2:.K26])" office:value-type="float" office:value="46800" calcext:value-type="float">
            <text:p>46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1398.2683982684" calcext:value-type="float">
            <text:p>31398.2683982684</text:p>
          </table:table-cell>
          <table:table-cell table:style-name="ce29" office:value-type="float" office:value="900" calcext:value-type="float">
            <text:p>900</text:p>
          </table:table-cell>
          <table:table-cell table:style-name="ce15" table:formula="of:=SUM([.J4:.J28])" office:value-type="float" office:value="68600" calcext:value-type="float">
            <text:p>686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4:31:04.667588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6T14:32:23.684875026</dc:date>
    <meta:editing-duration>P10DT3H57M49S</meta:editing-duration>
    <meta:editing-cycles>3170</meta:editing-cycles>
    <meta:generator>LibreOffice/4.2.8.2$Linux_X86_64 LibreOffice_project/420m0$Build-2</meta:generator>
    <meta:document-statistic meta:table-count="19" meta:cell-count="8614" meta:object-count="0"/>
  </office:meta>
</office:document-meta>
</file>